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" svg:font-family="'Open Sans'" style:font-adornments="Italic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Open Sans Semibold1" svg:font-family="'Open Sans Semibold'" style:font-adornments="Semibold Italic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Date">
      <style:text-properties officeooo:rsid="00174b97" officeooo:paragraph-rsid="00174b97"/>
    </style:style>
    <style:style style:name="P3" style:family="paragraph" style:parent-style-name="Author">
      <style:text-properties officeooo:rsid="00174b97" officeooo:paragraph-rsid="00174b97"/>
    </style:style>
    <style:style style:name="P4" style:family="paragraph" style:parent-style-name="Heading_20_2">
      <style:text-properties officeooo:rsid="00174b97" officeooo:paragraph-rsid="00174b97"/>
    </style:style>
    <style:style style:name="P5" style:family="paragraph" style:parent-style-name="Heading_20_3">
      <style:text-properties officeooo:rsid="00174b97" officeooo:paragraph-rsid="00174b97"/>
    </style:style>
    <style:style style:name="P6" style:family="paragraph" style:parent-style-name="First_20_paragraph">
      <style:text-properties officeooo:rsid="001b4d4f" officeooo:paragraph-rsid="001b4d4f"/>
    </style:style>
    <style:style style:name="P7" style:family="paragraph" style:parent-style-name="Title">
      <style:text-properties style:font-name="Open Sans3" fo:font-size="18pt" officeooo:rsid="00174b97" officeooo:paragraph-rsid="00174b97" style:font-size-asian="18pt" style:font-size-complex="18pt"/>
    </style:style>
    <style:style style:name="T1" style:family="text">
      <style:text-properties officeooo:rsid="00174b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Title</text:h>
      <text:p text:style-name="P3">Authors</text:p>
      <text:p text:style-name="P2">Date</text:p>
      <text:h text:style-name="Heading_20_1" text:outline-level="1"><text:span text:style-name="T1">Heading 1</text:span> </text:h>
      <text:h text:style-name="P4" text:outline-level="2">Heading 2</text:h>
      <text:h text:style-name="P5" text:outline-level="3">Heading 3</text:h>
      <text:p text:style-name="P6">Paragraph</text:p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" svg:font-family="'Open Sans'" style:font-adornments="Italic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Open Sans Semibold1" svg:font-family="'Open Sans Semibold'" style:font-adornments="Semibold Italic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Open Sans Semibold" fo:font-family="'Open Sans Semibold'" style:font-style-name="Semibold" style:font-family-generic="swiss" style:font-pitch="variable" fo:font-size="18pt" fo:font-weight="6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Open Sans Semibold1" fo:font-family="'Open Sans Semibold'" style:font-style-name="Semibold Italic" style:font-family-generic="swiss" style:font-pitch="variable" fo:font-size="16pt" fo:font-style="normal" fo:font-weight="600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Open Sans Semibold" fo:font-family="'Open Sans Semibold'" style:font-style-name="Semibold" style:font-family-generic="swiss" style:font-pitch="variable"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style:font-name="Open Sans" fo:font-family="'Open Sans'" style:font-style-name="Italic" style:font-family-generic="swiss" style:font-pitch="variable"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style:font-name="Open Sans" fo:font-family="'Open Sans'" style:font-style-name="Italic" style:font-family-generic="swiss" style:font-pitch="variable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keep-together="always" style:page-number="auto"/>
      <style:text-properties style:font-name="Open Sans1" fo:font-family="'Open Sans'" style:font-style-name="Regular" style:font-family-generic="swiss" style:font-pitch="variable" fo:font-size="11.5pt"/>
    </style:style>
    <style:style style:name="Title" style:family="paragraph" style:parent-style-name="Heading" style:next-style-name="Text_20_body" style:class="chapter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Open Sans2" fo:font-family="'Ope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mon Brunning, Technical Principal</dc:title>
    <meta:generator>LibreOffice/4.2.8.2$Linux_X86_64 LibreOffice_project/420m0$Build-2</meta:generator>
    <dc:date>2015-09-18T11:24:37.636623892</dc:date>
    <meta:editing-duration>P0D</meta:editing-duration>
    <meta:editing-cycles>4</meta:editing-cycles>
    <meta:document-statistic meta:table-count="0" meta:image-count="0" meta:object-count="0" meta:page-count="1" meta:paragraph-count="8" meta:word-count="11" meta:character-count="55" meta:non-whitespace-character-count="50"/>
  </office:meta>
</office:document-meta>
</file>